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e76993" officeooo:paragraph-rsid="00e76993"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1279ec5" officeooo:paragraph-rsid="01298e19"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4pt" officeooo:rsid="01298e19" officeooo:paragraph-rsid="01298e19" style:font-size-asian="14pt" style:font-size-complex="14pt"/>
    </style:style>
    <style:style style:name="P9" style:family="paragraph" style:parent-style-name="Standard">
      <style:text-properties fo:font-size="14pt" officeooo:rsid="01279ec5" officeooo:paragraph-rsid="01298e19" style:font-size-asian="14pt" style:font-size-complex="14pt"/>
    </style:style>
    <style:style style:name="P10" style:family="paragraph" style:parent-style-name="Standard">
      <style:text-properties fo:font-size="14pt" officeooo:rsid="012b3072" officeooo:paragraph-rsid="012b3072" style:font-size-asian="14pt" style:font-size-complex="14pt"/>
    </style:style>
    <style:style style:name="P11" style:family="paragraph" style:parent-style-name="Standard">
      <style:text-properties fo:font-size="14pt" officeooo:rsid="012b4dc9" officeooo:paragraph-rsid="012b4dc9" style:font-size-asian="14pt" style:font-size-complex="14pt"/>
    </style:style>
    <style:style style:name="P12" style:family="paragraph" style:parent-style-name="Standard">
      <style:text-properties fo:font-size="14pt" officeooo:rsid="012b4dc9" officeooo:paragraph-rsid="012d1506" style:font-size-asian="14pt" style:font-size-complex="14pt"/>
    </style:style>
    <style:style style:name="P13" style:family="paragraph" style:parent-style-name="Standard">
      <style:text-properties fo:font-size="14pt" officeooo:rsid="012d1506" officeooo:paragraph-rsid="012d1506" style:font-size-asian="14pt" style:font-size-complex="14pt"/>
    </style:style>
    <style:style style:name="P14" style:family="paragraph" style:parent-style-name="Standard">
      <style:text-properties fo:font-size="14pt" officeooo:rsid="012e6451" officeooo:paragraph-rsid="012e6451" style:font-size-asian="14pt" style:font-size-complex="14pt"/>
    </style:style>
    <style:style style:name="T1" style:family="text">
      <style:text-properties officeooo:rsid="01214fef"/>
    </style:style>
    <style:style style:name="T2" style:family="text">
      <style:text-properties officeooo:rsid="0124ecd1"/>
    </style:style>
    <style:style style:name="T3" style:family="text">
      <style:text-properties officeooo:rsid="01298e19"/>
    </style:style>
    <style:style style:name="T4" style:family="text">
      <style:text-properties officeooo:rsid="012b3072"/>
    </style:style>
    <style:style style:name="T5" style:family="text">
      <style:text-properties officeooo:rsid="012d150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Liberation Serif1" officeooo:rsid="012d1506"/>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bold" style:font-weight-asian="bold" style:font-weight-complex="bold"/>
    </style:style>
    <style:style style:name="T11" style:family="text">
      <style:text-properties style:font-name="Liberation Serif" officeooo:rsid="012d1506"/>
    </style:style>
    <style:style style:name="T12" style:family="text">
      <style:text-properties style:font-name="Liberation Serif"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Peakwords</text:span>.</text:p>
      <text:p text:style-name="P1">Richard Parker <text:span text:style-name="T2">26.2</text:span>.201<text:span text:style-name="T1">9</text:span></text:p>
      <text:p text:style-name="P6"/>
      <text:p text:style-name="P7">Section 1 – Introduction</text:p>
      <text:p text:style-name="P4"/>
      <text:p text:style-name="P5">This document considers the problem of writing a practial program<text:span text:style-name="T4"> or program suite</text:span> which, given some generators of an irreducible matrix group (or, more generally, algebra), finds many shortish Straight Line Programs (SLPs) including multiplication, addition and scalar multiplication where the resulting matrix has minimum non-zero nullity. <text:s text:c="2"/>Jon Thackray observes that a naive approach can have appalling results, and we need to do better!</text:p>
      <text:p text:style-name="P5"/>
      <text:p text:style-name="P8">A related problem is to generate random elements of a group, which has been studied by &lt;all the usual suspects&gt; and variations of the product replacement algorithm take centre stage. <text:s/>They also consider the compromise between the length of the SLP (this time just using multiplication and perhaps inversion) and conclude that an accumulator is appropriate.</text:p>
      <text:p text:style-name="P5"/>
      <text:p text:style-name="P5"><text:span text:style-name="T3">Since we are doing algebra elements, not group elements, we must regain the generators (which whose products may have relatively low rank) and the general method suggested is that we have generators G1, G2, . . . Gn and some further "registers" R1, R2, . . . Rk, and one further register which I will call A.</text:span></text:p>
      <text:p text:style-name="P5"/>
      <text:p text:style-name="P10">To start with, we would like to populate R1, R2 . . . Rk and A with a good starting point. <text:s/>The pressures on the initial work are probably different from those on later steps, aiming to get a quick "mixing" of the initial generators, which may be very far from random. <text:s/>Our aim here is to populate the registers with elements containing many words of considerable length, and also to be the sum of a fairly large number of elements.</text:p>
      <text:p text:style-name="P5"/>
      <text:p text:style-name="P10">We then chose by some pseudorandom method (including chosing random i,j where appropriate) between the following possible "moves" . . .</text:p>
      <text:p text:style-name="P10"/>
      <text:p text:style-name="P10">Ri = Ri * Rj or Ri = Rj * Ri</text:p>
      <text:p text:style-name="P10">Ri = Ri * Gj or Ri = Gj * Ri</text:p>
      <text:p text:style-name="P10"/>
      <text:p text:style-name="P10">Ri = Ri + Rj or Ri = Rj + Ri</text:p>
      <text:p text:style-name="P10">Ri = Ri + Gj or Ri = Gj + Ri</text:p>
      <text:p text:style-name="P10">A = A + Ri</text:p>
      <text:p text:style-name="P10">A = A + Gi</text:p>
      <text:p text:style-name="P10"/>
      <text:p text:style-name="P10"><text:soft-page-break/>We should favour the last four, in that addition is much faster than multiplication when the SLP is applied, as it is expected to be, to large matrices.</text:p>
      <text:p text:style-name="P10"/>
      <text:p text:style-name="P11">Each time we change A - use one of the last two steps - we inspect the resulting A. <text:s/>Whether this involves use of the characteristic polynomial probably depends on the field. <text:s/>The naive methods for doing characteristic polynomial take about 3-4 times as long as the naive methods for rank, so for fields 2 and 3 it is probably faster to ignore it, but already for GF(4) characteristic polynomial is probably a marginal gain.</text:p>
      <text:p text:style-name="P11"/>
      <text:p text:style-name="P11">There is, however, a lot of detail to fill in first.</text:p>
      <text:p text:style-name="P11"/>
      <text:p text:style-name="P12">One consideration is that we wish to use the program for finding peak<text:span text:style-name="T5">-</text:span>words and summit<text:span text:style-name="T5">-</text:span>words, which will involve filtering of lists of algebra elements. <text:s text:c="2"/>Let's start with some definitions.<text:span text:style-name="T5"> <text:s/>I assume we have a set of irreducibles </text:span><text:span text:style-name="T8">χ</text:span><text:span text:style-name="T11">1, </text:span><text:span text:style-name="T8">χ</text:span><text:span text:style-name="T11">2 . . . </text:span><text:span text:style-name="T8">χ</text:span><text:span text:style-name="T11">k</text:span><text:span text:style-name="T5"> (not necessarily absolutely irreducible). <text:s/>Each irreducible has a minimum nullity, given by the degree of the field extension that would give absolutely irreducible constituens. <text:s/>I will call this N(</text:span><text:span text:style-name="T8">χ</text:span><text:span text:style-name="T11">). <text:s/>There are three kinds of useful algebra elements.</text:span><text:span text:style-name="T5"> </text:span></text:p>
      <text:p text:style-name="P11"/>
      <text:p text:style-name="P13">a <text:span text:style-name="T6">delta-word</text:span><text:span text:style-name="T7"> D(</text:span><text:span text:style-name="T9">χ) </text:span><text:span text:style-name="T7">for </text:span><text:span text:style-name="T9">χ</text:span><text:span text:style-name="T12"> </text:span><text:span text:style-name="T7">is any group-algebra element with nullity N(</text:span><text:span text:style-name="T9">χ), but nullity zero on all other irreducibles. <text:s/>These are useful for finding χ as a submodule.</text:span></text:p>
      <text:p text:style-name="P13"><text:span text:style-name="T9"/></text:p>
      <text:p text:style-name="P13"><text:span text:style-name="T9">a </text:span><text:span text:style-name="T10">peak-word</text:span><text:span text:style-name="T9"> is a delta-word whose square also has nullity N(χ) on the irreducible.</text:span></text:p>
      <text:p text:style-name="P13"><text:span text:style-name="T9"/></text:p>
      <text:p text:style-name="P13"><text:span text:style-name="T9">a </text:span><text:span text:style-name="T10">summit-word</text:span><text:span text:style-name="T9"> is a peak-word whose nullity on all modules is N(χ) times the multiplicity of that irreducible in the module. <text:s/>This can be determined if the PIM is available, since if it is a summit-word for that, it is a summit word for all modules.</text:span></text:p>
      <text:p text:style-name="P13"><text:span text:style-name="T9"/></text:p>
      <text:p text:style-name="P13"><text:span text:style-name="T9">The strategy is to first make a list of delta-words, where we ideally want several delta-words for each irreducible. <text:s/>We can discard those where the square has different nullity [necessarily 2.N(χ)] either as soon as it is noticed or later. <text:s/>In general the PIM will be considerably larger, so it makes sense that this test is only done on candidates, rather than in the search procedure itself.</text:span></text:p>
      <text:p text:style-name="P13"><text:span text:style-name="T9"/></text:p>
      <text:p text:style-name="P14"><text:span text:style-name="T9">Another consideration is that the best strategy may well depend on the field. <text:s/>The simplest case is two generators over a field of large characteristic when no extension fields are needed. <text:s/>In this case a set of summit-words can probably be found from the elements G1 + λ.G2 + μ, and even for large fields of small characteristic this is a good place to start. <text:s/>If the number of generators is large, it becomes pertinent to wonder whether they are all really needed, and if not - which ones are the "important" ones - if indeed such a concept exists. <text:s/>If the field is small, the best strategy is to make lots of random elements and try them all, except that if large field extensions are involved, we must make sure we look in a reasonably sensible order - whatever that is. <text:s/>It is hoped that the above strategy is indeed at reasonably sensible order.</text:span></text:p>
      <text:p text:style-name="P14"><text:span text:style-name="T9"/></text:p>
      <text:p text:style-name="P14"><text:soft-page-break/><text:span text:style-name="T9">There remains a case where the field is large and the extension field yet larger where I currently do not have a good 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2-26T13:46:28.149470356</dc:date>
    <meta:editing-duration>P4DT10H58M31S</meta:editing-duration>
    <meta:editing-cycles>432</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25" meta:word-count="869" meta:character-count="4860" meta:non-whitespace-character-count="3992"/>
  </office:meta>
</office:document-meta>
</file>